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b9b" officeooo:paragraph-rsid="00022b9b"/>
    </style:style>
    <style:style style:name="P2" style:family="paragraph" style:parent-style-name="Standard">
      <style:text-properties officeooo:rsid="000a4a9d" officeooo:paragraph-rsid="000d4b6b"/>
    </style:style>
    <style:style style:name="P3" style:family="paragraph" style:parent-style-name="Standard">
      <style:text-properties officeooo:rsid="0022b59e" officeooo:paragraph-rsid="0022b59e"/>
    </style:style>
    <style:style style:name="P4" style:family="paragraph" style:parent-style-name="Standard">
      <style:text-properties officeooo:rsid="0022ce38" officeooo:paragraph-rsid="0022ce38"/>
    </style:style>
    <style:style style:name="P5" style:family="paragraph" style:parent-style-name="Standard" style:list-style-name="L1">
      <style:text-properties officeooo:rsid="00034a50" officeooo:paragraph-rsid="00034a50"/>
    </style:style>
    <style:style style:name="P6" style:family="paragraph" style:parent-style-name="Standard" style:list-style-name="L1">
      <style:text-properties officeooo:rsid="00034a50" officeooo:paragraph-rsid="000d4b6b"/>
    </style:style>
    <style:style style:name="P7" style:family="paragraph" style:parent-style-name="Standard" style:list-style-name="L1">
      <style:text-properties officeooo:rsid="0003e5b9" officeooo:paragraph-rsid="000d4b6b"/>
    </style:style>
    <style:style style:name="P8" style:family="paragraph" style:parent-style-name="Standard" style:list-style-name="L1">
      <style:text-properties officeooo:rsid="0003e5b9" officeooo:paragraph-rsid="0003e5b9"/>
    </style:style>
    <style:style style:name="P9" style:family="paragraph" style:parent-style-name="Standard" style:list-style-name="L1">
      <style:text-properties officeooo:rsid="00066e25" officeooo:paragraph-rsid="00066e25"/>
    </style:style>
    <style:style style:name="P10" style:family="paragraph" style:parent-style-name="Standard" style:list-style-name="L1">
      <style:text-properties officeooo:rsid="00075c1a" officeooo:paragraph-rsid="00075c1a"/>
    </style:style>
    <style:style style:name="P11" style:family="paragraph" style:parent-style-name="Standard" style:list-style-name="L1">
      <style:text-properties officeooo:rsid="00087e4d" officeooo:paragraph-rsid="00087e4d"/>
    </style:style>
    <style:style style:name="P12" style:family="paragraph" style:parent-style-name="Standard" style:list-style-name="L1">
      <style:text-properties officeooo:rsid="0013b363" officeooo:paragraph-rsid="0013b363"/>
    </style:style>
    <style:style style:name="P13" style:family="paragraph" style:parent-style-name="Standard" style:list-style-name="L1">
      <style:text-properties officeooo:rsid="0015ed57" officeooo:paragraph-rsid="0015ed57"/>
    </style:style>
    <style:style style:name="P14" style:family="paragraph" style:parent-style-name="Standard" style:list-style-name="L1">
      <style:text-properties officeooo:rsid="00170b71" officeooo:paragraph-rsid="00170b71"/>
    </style:style>
    <style:style style:name="P15" style:family="paragraph" style:parent-style-name="Standard" style:list-style-name="L1">
      <style:text-properties officeooo:rsid="001f7a12" officeooo:paragraph-rsid="001f7a12"/>
    </style:style>
    <style:style style:name="P16" style:family="paragraph" style:parent-style-name="Standard" style:list-style-name="L1">
      <style:text-properties officeooo:rsid="000d4b6b" officeooo:paragraph-rsid="000d4b6b"/>
    </style:style>
    <style:style style:name="P17" style:family="paragraph" style:parent-style-name="Standard" style:list-style-name="L1">
      <style:text-properties officeooo:rsid="000dfab9" officeooo:paragraph-rsid="000dfab9"/>
    </style:style>
    <style:style style:name="P18" style:family="paragraph" style:parent-style-name="Standard" style:list-style-name="L1">
      <style:text-properties officeooo:rsid="000f3f94" officeooo:paragraph-rsid="000f3f94"/>
    </style:style>
    <style:style style:name="P19" style:family="paragraph" style:parent-style-name="Standard" style:list-style-name="L1">
      <style:text-properties officeooo:rsid="000a4a9d" officeooo:paragraph-rsid="000a4a9d"/>
    </style:style>
    <style:style style:name="P20" style:family="paragraph" style:parent-style-name="Standard" style:list-style-name="L1">
      <style:text-properties officeooo:rsid="000a4a9d" officeooo:paragraph-rsid="000d4b6b"/>
    </style:style>
    <style:style style:name="P21" style:family="paragraph" style:parent-style-name="Standard" style:list-style-name="L2">
      <style:text-properties officeooo:rsid="001d2d4b" officeooo:paragraph-rsid="001d2d4b"/>
    </style:style>
    <style:style style:name="P22" style:family="paragraph" style:parent-style-name="Standard" style:list-style-name="L2">
      <style:text-properties officeooo:rsid="001e3ed3" officeooo:paragraph-rsid="001e3ed3"/>
    </style:style>
    <style:style style:name="P23" style:family="paragraph" style:parent-style-name="Standard" style:list-style-name="L2">
      <style:text-properties officeooo:rsid="001e50e6" officeooo:paragraph-rsid="001e50e6"/>
    </style:style>
    <style:style style:name="P24" style:family="paragraph" style:parent-style-name="Standard" style:list-style-name="L2">
      <style:text-properties officeooo:rsid="0022b59e" officeooo:paragraph-rsid="0022b59e"/>
    </style:style>
    <style:style style:name="P25" style:family="paragraph" style:parent-style-name="Standard" style:list-style-name="L3">
      <style:text-properties officeooo:rsid="0023280d" officeooo:paragraph-rsid="0023280d"/>
    </style:style>
    <style:style style:name="P26" style:family="paragraph" style:parent-style-name="Standard" style:list-style-name="L3">
      <style:text-properties officeooo:rsid="0023d495" officeooo:paragraph-rsid="0023d495"/>
    </style:style>
    <style:style style:name="P27" style:family="paragraph" style:parent-style-name="Standard" style:list-style-name="L3">
      <style:text-properties officeooo:rsid="00392fa2" officeooo:paragraph-rsid="00392fa2"/>
    </style:style>
    <style:style style:name="P28" style:family="paragraph" style:parent-style-name="Standard" style:list-style-name="L3">
      <style:text-properties officeooo:rsid="00259c5f" officeooo:paragraph-rsid="00259c5f"/>
    </style:style>
    <style:style style:name="P29" style:family="paragraph" style:parent-style-name="Standard" style:list-style-name="L3">
      <style:text-properties officeooo:rsid="002b8520" officeooo:paragraph-rsid="002b8520"/>
    </style:style>
    <style:style style:name="P30" style:family="paragraph" style:parent-style-name="Standard" style:list-style-name="L3">
      <style:text-properties officeooo:rsid="002c5635" officeooo:paragraph-rsid="002c5635"/>
    </style:style>
    <style:style style:name="P31" style:family="paragraph" style:parent-style-name="Standard" style:list-style-name="L3">
      <style:text-properties officeooo:rsid="002e25dd" officeooo:paragraph-rsid="002e25dd"/>
    </style:style>
    <style:style style:name="P32" style:family="paragraph" style:parent-style-name="Standard" style:list-style-name="L3">
      <style:text-properties officeooo:rsid="002fc489" officeooo:paragraph-rsid="002fc489"/>
    </style:style>
    <style:style style:name="P33" style:family="paragraph" style:parent-style-name="Standard" style:list-style-name="L3">
      <style:text-properties officeooo:rsid="00359429" officeooo:paragraph-rsid="00359429"/>
    </style:style>
    <style:style style:name="P34" style:family="paragraph" style:parent-style-name="Standard" style:list-style-name="L3">
      <style:text-properties officeooo:rsid="0036655f" officeooo:paragraph-rsid="0036655f"/>
    </style:style>
    <style:style style:name="P35" style:family="paragraph" style:parent-style-name="Standard" style:list-style-name="L3">
      <style:text-properties officeooo:rsid="0039ea13" officeooo:paragraph-rsid="0039ea13"/>
    </style:style>
    <style:style style:name="P36" style:family="paragraph" style:parent-style-name="Standard" style:list-style-name="L3">
      <style:text-properties officeooo:rsid="003bcd58" officeooo:paragraph-rsid="003bcd58"/>
    </style:style>
    <style:style style:name="P37" style:family="paragraph" style:parent-style-name="Standard" style:list-style-name="L1">
      <style:text-properties officeooo:rsid="00125224" officeooo:paragraph-rsid="00125224" fo:background-color="#ffff00"/>
    </style:style>
    <style:style style:name="P38" style:family="paragraph" style:parent-style-name="Standard" style:list-style-name="L1">
      <style:text-properties officeooo:rsid="00110af1" officeooo:paragraph-rsid="00110af1" fo:background-color="#ffff00"/>
    </style:style>
    <style:style style:name="P39" style:family="paragraph" style:parent-style-name="Standard" style:list-style-name="L1">
      <style:text-properties officeooo:rsid="003e3cdb" officeooo:paragraph-rsid="003e3cdb"/>
    </style:style>
    <style:style style:name="P40" style:family="paragraph" style:parent-style-name="Standard">
      <style:text-properties officeooo:rsid="001aee90" officeooo:paragraph-rsid="001aee90"/>
    </style:style>
    <style:style style:name="T1" style:family="text">
      <style:text-properties officeooo:rsid="00046915"/>
    </style:style>
    <style:style style:name="T2" style:family="text">
      <style:text-properties officeooo:rsid="000dbd00"/>
    </style:style>
    <style:style style:name="T3" style:family="text">
      <style:text-properties officeooo:rsid="001e1171"/>
    </style:style>
    <style:style style:name="T4" style:family="text">
      <style:text-properties officeooo:rsid="001f7a12"/>
    </style:style>
    <style:style style:name="T5" style:family="text">
      <style:text-properties officeooo:rsid="00270a52"/>
    </style:style>
    <style:style style:name="T6" style:family="text">
      <style:text-properties officeooo:rsid="002955ef"/>
    </style:style>
    <style:style style:name="T7" style:family="text">
      <style:text-properties style:text-position="super 58%"/>
    </style:style>
    <style:style style:name="T8" style:family="text">
      <style:text-properties officeooo:rsid="003a9773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-do revising paper</text:p>
      <text:p text:style-name="P1"/>
      <text:p text:style-name="P1">Esteban comments:</text:p>
      <text:p text:style-name="P1"/>
      <text:list xml:id="list3636070241" text:style-name="L1">
        <text:list-item>
          <text:p text:style-name="P5">Shorten paper</text:p>
        </text:list-item>
        <text:list-item>
          <text:p text:style-name="P6">Abstract</text:p>
          <text:list>
            <text:list-item>
              <text:p text:style-name="P6">Make it super memorable</text:p>
            </text:list-item>
            <text:list-item>
              <text:p text:style-name="P7">Key components of model – what elements lead to result?</text:p>
            </text:list-item>
          </text:list>
        </text:list-item>
        <text:list-item>
          <text:p text:style-name="P5">Introduction</text:p>
          <text:list>
            <text:list-item>
              <text:p text:style-name="P5">Remove graphs</text:p>
            </text:list-item>
            <text:list-item>
              <text:p text:style-name="P8">Key components of model – what elements lead to result?</text:p>
            </text:list-item>
            <text:list-item>
              <text:p text:style-name="P8"><text:span text:style-name="T10">More stories about examples of spinouts</text:span> (3 anecdotes, different time periods and industries) – and <text:span text:style-name="T10">get rid of Fairchild semiconductor spinout picture</text:span> – it forces the reader to tell the story. Tell the story yourself. <text:span text:style-name="T1">Paper is a step forward to try to take these stories more seriously and think about their aggregate implications.</text:span></text:p>
            </text:list-item>
            <text:list-item>
              <text:p text:style-name="P9">Esteban doesn’t like “Related literature” heading</text:p>
            </text:list-item>
            <text:list-item>
              <text:p text:style-name="P5">Paper organization paragraph</text:p>
            </text:list-item>
            <text:list-item>
              <text:p text:style-name="P5">Extend literature review – be generous with citations</text:p>
              <text:list>
                <text:list-item>
                  <text:p text:style-name="P10">Growth</text:p>
                </text:list-item>
                <text:list-item>
                  <text:p text:style-name="P10">Spinouts</text:p>
                </text:list-item>
                <text:list-item>
                  <text:p text:style-name="P10">Innovation</text:p>
                </text:list-item>
                <text:list-item>
                  <text:p text:style-name="P10">Patents, R&amp;D spending</text:p>
                </text:list-item>
                <text:list-item>
                  <text:p text:style-name="P10">show I’m widely read</text:p>
                </text:list-item>
                <text:list-item>
                  <text:p text:style-name="P11">Less detail about each paper, except for those that are highly related</text:p>
                </text:list-item>
              </text:list>
            </text:list-item>
          </text:list>
        </text:list-item>
        <text:list-item>
          <text:p text:style-name="P5">Empirical section</text:p>
          <text:list>
            <text:list-item>
              <text:p text:style-name="P5">Bring to beginning, use as motivation</text:p>
            </text:list-item>
            <text:list-item>
              <text:p text:style-name="P5">Only show relevant plots that you discuss</text:p>
              <text:list>
                <text:list-item>
                  <text:p text:style-name="P39">Show plots about how spinouts are larger than non-spinouts (one regression per measure, put full tables in appendix)</text:p>
                </text:list-item>
              </text:list>
            </text:list-item>
            <text:list-item>
              <text:p text:style-name="P38">Put Gompers Table 1 in appendix (maybe along with some summary statistics)</text:p>
            </text:list-item>
            <text:list-item>
              <text:p text:style-name="P37">Better heatmap axis labels (on the other two sides of the heatmap, i.e. left and top instead of right and bottom)</text:p>
              <text:list>
                <text:list-item>
                  <text:p text:style-name="P12">Also say more about heat map</text:p>
                </text:list-item>
              </text:list>
            </text:list-item>
          </text:list>
        </text:list-item>
        <text:list-item>
          <text:p text:style-name="P12">Calibration, theoretical efficiency and policy analysis</text:p>
          <text:list>
            <text:list-item>
              <text:p text:style-name="P12">Lump into one section</text:p>
            </text:list-item>
            <text:list-item>
              <text:p text:style-name="P12">Calibration</text:p>
              <text:list>
                <text:list-item>
                  <text:p text:style-name="P13">Relegate table of parameters to appendix and say what they are in the text</text:p>
                </text:list-item>
                <text:list-item>
                  <text:p text:style-name="P14">Only show sensitivity to parameters, put all other identification sensitivity graphs in the appendix</text:p>
                </text:list-item>
              </text:list>
            </text:list-item>
            <text:list-item>
              <text:p text:style-name="P12">Policy analysis <text:span text:style-name="T4">and theoretical explanation</text:span></text:p>
              <text:list>
                <text:list-item>
                  <text:p text:style-name="P15">basically combine both – do the quantitative analysis, discuss the results, and explain them with theory</text:p>
                </text:list-item>
                <text:list-item>
                  <text:p text:style-name="P12">replace 3D surface plot with contour plot</text:p>
                </text:list-item>
              </text:list>
            </text:list-item>
          </text:list>
        </text:list-item>
        <text:list-item>
          <text:p text:style-name="P16">Model</text:p>
          <text:list>
            <text:list-item>
              <text:p text:style-name="P16">Proofs</text:p>
              <text:list>
                <text:list-item>
                  <text:p text:style-name="P16">Be more clear about what’s a proof</text:p>
                </text:list-item>
                <text:list-item>
                  <text:p text:style-name="P16">Don’t say “proof in text” – prove it, or prove it in appendix</text:p>
                </text:list-item>
              </text:list>
            </text:list-item>
            <text:list-item>
              <text:p text:style-name="P16">Propositions</text:p>
              <text:list>
                <text:list-item>
                  <text:p text:style-name="P16">Don’t prove the “ancillary” ones – put in appendix if you want</text:p>
                </text:list-item>
                <text:list-item>
                  <text:p text:style-name="P16"><text:soft-page-break/>Group all relevant propositions into one proposition that describes everything you need to describe</text:p>
                </text:list-item>
              </text:list>
            </text:list-item>
            <text:list-item>
              <text:p text:style-name="P16">Equilibrium</text:p>
              <text:list>
                <text:list-item>
                  <text:p text:style-name="P16">Define equilibrium (it’s okay to define off equilibrium objects as part of the equilibrium)</text:p>
                </text:list-item>
                <text:list-item>
                  <text:p text:style-name="P16">Then define static equilibrium more rigorously</text:p>
                </text:list-item>
              </text:list>
            </text:list-item>
            <text:list-item>
              <text:p text:style-name="P16">Model description</text:p>
              <text:list>
                <text:list-item>
                  <text:p text:style-name="P16">Describe model by going <text:span text:style-name="T2">through agents and the problems they face (Richard: makes sense because there is no social planner in this setup)</text:span></text:p>
                </text:list-item>
              </text:list>
            </text:list-item>
          </text:list>
        </text:list-item>
        <text:list-item>
          <text:p text:style-name="P17">Section summaries</text:p>
          <text:list>
            <text:list-item>
              <text:p text:style-name="P17">Do not overdo these – just say what you do, not what you find.</text:p>
            </text:list-item>
            <text:list-item>
              <text:p text:style-name="P18">No editorializing – don’t say effect is interesting or surprising</text:p>
            </text:list-item>
          </text:list>
        </text:list-item>
        <text:list-item>
          <text:p text:style-name="P5">Presentation</text:p>
          <text:list>
            <text:list-item>
              <text:p text:style-name="P5">Again, extremely important</text:p>
            </text:list-item>
          </text:list>
        </text:list-item>
        <text:list-item>
          <text:p text:style-name="P5">Figures</text:p>
          <text:list>
            <text:list-item>
              <text:p text:style-name="P5">Make them consistent with each other – same color scheme, etc. (this might be hard)</text:p>
            </text:list-item>
          </text:list>
        </text:list-item>
        <text:list-item>
          <text:p text:style-name="P19">Equations</text:p>
          <text:list>
            <text:list-item>
              <text:p text:style-name="P19">Fix indents after equations</text:p>
            </text:list-item>
            <text:list-item>
              <text:p text:style-name="P19">Make sure all variables are defined in text</text:p>
            </text:list-item>
          </text:list>
        </text:list-item>
        <text:list-item>
          <text:p text:style-name="P19">Paragraph headings</text:p>
          <text:list>
            <text:list-item>
              <text:p text:style-name="P19">Think about removing</text:p>
            </text:list-item>
          </text:list>
        </text:list-item>
        <text:list-item>
          <text:p text:style-name="P20">Careful about unlinked topic sentences (e.g., “to answer this question…”)</text:p>
        </text:list-item>
      </text:list>
      <text:p text:style-name="P2"/>
      <text:p text:style-name="P2"/>
      <text:p text:style-name="P40">Richard comments:</text:p>
      <text:p text:style-name="P40"/>
      <text:list xml:id="list2934616652" text:style-name="L2">
        <text:list-item>
          <text:p text:style-name="P21">Makes sense to reorganize <text:span text:style-name="T3">in order to better justify the extension of the model</text:span></text:p>
        </text:list-item>
        <text:list-item>
          <text:p text:style-name="P22">Having the analytical stuff is important to demonstrate skills on job market</text:p>
        </text:list-item>
        <text:list-item>
          <text:p text:style-name="P23">Empirics first makes sense</text:p>
        </text:list-item>
        <text:list-item>
          <text:p text:style-name="P24">Literature Review heading can be good in job market paper because it gets so long</text:p>
        </text:list-item>
      </text:list>
      <text:p text:style-name="P3"/>
      <text:p text:style-name="P3"/>
      <text:p text:style-name="P4">Gianluca comments:</text:p>
      <text:p text:style-name="P4"/>
      <text:list xml:id="list195569213" text:style-name="L3">
        <text:list-item>
          <text:p text:style-name="P25">State question more precisely before discussing findings</text:p>
        </text:list-item>
        <text:list-item>
          <text:p text:style-name="P26">Punchline makes sense</text:p>
        </text:list-item>
        <text:list-item>
          <text:p text:style-name="P27">Emphasize entrepreneurial aspect of empirical work – needed a data set to answer a question, explain advantages relative to census (money vs time and difficulty of access, venture capital funded companies, growth related companies)</text:p>
        </text:list-item>
        <text:list-item>
          <text:p text:style-name="P26">Explain more clearly the externalities etc. in the intro to the presentation – add a slide probably</text:p>
        </text:list-item>
        <text:list-item>
          <text:p text:style-name="P28">Be able to answer what units R&amp;D are in in the scatter plot because someone might as<text:span text:style-name="T6">k</text:span><text:span text:style-name="T5"> </text:span></text:p>
        </text:list-item>
        <text:list-item>
          <text:p text:style-name="P29">Ideas for additional empirical analyses:</text:p>
          <text:list>
            <text:list-item>
              <text:p text:style-name="P30">Look at R&amp;D done by the employer before the most recent employer</text:p>
            </text:list-item>
            <text:list-item>
              <text:p text:style-name="P31">Hyperbolic sine functions – Bellemare </text:p>
            </text:list-item>
            <text:list-item>
              <text:p text:style-name="P31">Control for # of entrants (right now doing industry-year FE, so non-parametric version of that)</text:p>
            </text:list-item>
            <text:list-item>
              <text:p text:style-name="P31">Be more clear about BGP transition – it’s worth noting that the transition is immediate</text:p>
            </text:list-item>
          </text:list>
        </text:list-item>
        <text:list-item>
          <text:p text:style-name="P32">R&amp;D subsidy analysis:</text:p>
          <text:list>
            <text:list-item>
              <text:p text:style-name="P32">when doing this analysis, compare the predictions to those of the baseline model without spinouts</text:p>
            </text:list-item>
          </text:list>
        </text:list-item>
        <text:list-item>
          <text:p text:style-name="P33"><text:soft-page-break/>Think about other questions in the literature</text:p>
        </text:list-item>
        <text:list-item>
          <text:p text:style-name="P33">Competition and growth</text:p>
          <text:list>
            <text:list-item>
              <text:p text:style-name="P33">Aghion paper – issues with empirics</text:p>
            </text:list-item>
          </text:list>
        </text:list-item>
        <text:list-item>
          <text:p text:style-name="P34">Build on framework in a separate paper</text:p>
        </text:list-item>
        <text:list-item>
          <text:p text:style-name="P35">3<text:span text:style-name="T7">rd</text:span> year paper – include abstract but not draft – <text:span text:style-name="T8">can list it as a project in progress</text:span></text:p>
        </text:list-item>
        <text:list-item>
          <text:p text:style-name="P36">Do not state limitations in the conclusion – state them earlier on. End on a high note! (And don’t give away too many research ideas – make broad suggestions for future work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18:46:02.332410973</meta:creation-date>
    <dc:date>2020-10-01T15:32:52.719958404</dc:date>
    <meta:editing-duration>PT1H34M57S</meta:editing-duration>
    <meta:editing-cycles>53</meta:editing-cycles>
    <meta:generator>LibreOffice/6.4.6.2$Linux_X86_64 LibreOffice_project/40$Build-2</meta:generator>
    <meta:document-statistic meta:table-count="0" meta:image-count="0" meta:object-count="0" meta:page-count="3" meta:paragraph-count="83" meta:word-count="765" meta:character-count="4440" meta:non-whitespace-character-count="3815"/>
  </office:meta>
</office:document-meta>
</file>